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ing_data" table:style-name="ta1">
        <table:shapes>
          <draw:frame draw:z-index="0" draw:style-name="gr1" draw:text-style-name="P1" svg:width="428.83pt" svg:height="241.2pt" svg:x="486.03pt" svg:y="10.03pt">
            <draw:object draw:notify-on-update-of-ranges="resulting_data.A1:resulting_data.A1 resulting_data.E2:resulting_data.E20 resulting_data.E1:resulting_data.E1 resulting_data.A2:resulting_data.A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umber of Retweets</text:p>
          </table:table-cell>
          <table:table-cell office:value-type="string" calcext:value-type="string">
            <text:p><text:s/>Number of Replies</text:p>
          </table:table-cell>
          <table:table-cell office:value-type="string" calcext:value-type="string">
            <text:p><text:s/>Positive Score</text:p>
          </table:table-cell>
          <table:table-cell office:value-type="string" calcext:value-type="string">
            <text:p><text:s/>Negative Score</text:p>
          </table:table-cell>
          <table:table-cell office:value-type="string" calcext:value-type="string">
            <text:p><text:s/>Net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5T16:58:40.688774177</dc:date>
    <meta:editing-duration>PT28M41S</meta:editing-duration>
    <meta:editing-cycles>2</meta:editing-cycles>
    <meta:generator>LibreOffice/6.0.7.3$Linux_X86_64 LibreOffice_project/00m0$Build-3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29cm" svg:height="8.51cm" xlink:href=".." xlink:type="simple" chart:class="chart:scatter" chart:style-name="ch1">
        <chart:title svg:x="4.756cm" svg:y="0.306cm" chart:style-name="ch2">
          <text:p>Sentiment Analysis Results</text:p>
        </chart:title>
        <chart:plot-area chart:style-name="ch3" table:cell-range-address="resulting_data.A1:resulting_data.A20 resulting_data.E1:resulting_data.E20" chart:data-source-has-labels="row" svg:x="1.457cm" svg:y="1.255cm" svg:width="13.37cm" svg:height="5.96cm">
          <chartooo:coordinate-region svg:x="2.078cm" svg:y="1.454cm" svg:width="12.655cm" svg:height="5.114cm"/>
          <chart:axis chart:dimension="x" chart:name="primary-x" chart:style-name="ch4">
            <chart:title svg:x="6.121cm" svg:y="7.385cm" chart:style-name="ch5">
              <text:p>Net Sentiment Score</text:p>
            </chart:title>
            <chart:grid chart:style-name="ch6" chart:class="major"/>
          </chart:axis>
          <chart:axis chart:dimension="y" chart:name="primary-y" chart:style-name="ch7">
            <chart:title svg:x="0.451cm" svg:y="6.229cm" chart:style-name="ch8">
              <text:p>Number of Retweets</text:p>
            </chart:title>
            <chart:grid chart:style-name="ch6" chart:class="major"/>
          </chart:axis>
          <chart:series chart:style-name="ch9" chart:values-cell-range-address="resulting_data.A2:resulting_data.A20" chart:label-cell-address="resulting_data.E1:resulting_data.E1" chart:class="chart:scatter">
            <chart:domain table:cell-range-address="resulting_data.E2:resulting_data.E20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 Net Score</text:p>
                <draw:g>
                  <svg:desc>resulting_data.E1:resulting_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ing_data.E2:resulting_data.E20</svg:desc>
                </draw:g>
              </table:table-cell>
              <table:table-cell office:value-type="float" office:value="3">
                <text:p>3</text:p>
                <draw:g>
                  <svg:desc>resulting_data.A2:resulting_data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